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8">
      <style:paragraph-properties fo:text-align="justify" style:justify-single-word="false"/>
    </style:style>
    <style:style style:name="P3" style:family="paragraph" style:parent-style-name="Standard" style:list-style-name="WWNum7">
      <style:paragraph-properties fo:text-align="justify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">
      <style:paragraph-properties fo:margin-left="0.5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 style:list-style-name="WWNum1">
      <style:paragraph-properties fo:text-align="justify" style:justify-single-word="false"/>
    </style:style>
    <style:style style:name="P9" style:family="paragraph" style:parent-style-name="Heading_20_1" style:list-style-name="WWNum1"/>
    <style:style style:name="P10" style:family="paragraph" style:parent-style-name="Heading_20_2" style:list-style-name="WWNum1"/>
    <style:style style:name="P11" style:family="paragraph" style:parent-style-name="Heading_20_3" style:list-style-name="WWNum1"/>
    <style:style style:name="P12" style:family="paragraph" style:parent-style-name="Default">
      <style:paragraph-properties fo:break-before="page"/>
      <style:text-properties fo:font-size="11.5pt" style:font-size-asian="11.5pt" style:font-size-complex="11.5pt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List_20_Paragraph" style:list-style-name="WWNum2"/>
    <style:style style:name="P15" style:family="paragraph" style:parent-style-name="List_20_Paragraph" style:list-style-name="WWNum3"/>
    <style:style style:name="P16" style:family="paragraph" style:parent-style-name="List_20_Paragraph" style:list-style-name="WWNum6"/>
    <style:style style:name="P17" style:family="paragraph" style:parent-style-name="List_20_Paragraph" style:list-style-name="WWNum4"/>
    <style:style style:name="P18" style:family="paragraph" style:parent-style-name="List_20_Paragraph" style:list-style-name="WWNum5"/>
    <style:style style:name="P19" style:family="paragraph" style:parent-style-name="List_20_Paragraph">
      <style:paragraph-properties fo:margin-left="0.5in" fo:margin-right="0in" fo:text-indent="0in" style:auto-text-indent="false"/>
    </style:style>
    <style:style style:name="P20" style:family="paragraph" style:parent-style-name="List_20_Paragraph" style:list-style-name="">
      <style:paragraph-properties fo:margin-left="0.5in" fo:margin-right="0in" fo:text-indent="0in" style:auto-text-indent="false"/>
    </style:style>
    <style:style style:name="P21" style:family="paragraph" style:parent-style-name="List_20_Paragraph" style:list-style-name="">
      <style:paragraph-properties fo:margin-left="1.25in" fo:margin-right="0in" fo:text-indent="0in" style:auto-text-indent="false"/>
    </style:style>
    <style:style style:name="P22" style:family="paragraph" style:parent-style-name="List_20_Paragraph" style:list-style-name="">
      <style:paragraph-properties fo:margin-left="1in" fo:margin-right="0in" fo:text-indent="0in" style:auto-text-indent="false"/>
    </style:style>
    <style:style style:name="P23" style:family="paragraph" style:parent-style-name="List_20_Paragraph" style:list-style-name="">
      <style:paragraph-properties fo:margin-left="4in" fo:margin-right="0in" fo:text-indent="0in" style:auto-text-indent="false"/>
    </style:style>
    <style:style style:name="P24" style:family="paragraph" style:parent-style-name="Contents_20_2">
      <style:paragraph-properties>
        <style:tab-stops>
          <style:tab-stop style:position="0.611in"/>
          <style:tab-stop style:position="5.8984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0.9165in"/>
          <style:tab-stop style:position="5.8984in" style:type="right" style:leader-style="dotted" style:leader-text="."/>
        </style:tab-stops>
      </style:paragraph-properties>
    </style:style>
    <style:style style:name="P27" style:family="paragraph">
      <loext:graphic-properties draw:fill="solid" draw:fill-color="#a7bfde" draw:opacity="50%"/>
      <style:paragraph-properties fo:text-align="start"/>
    </style:style>
    <style:style style:name="P28" style:family="paragraph">
      <loext:graphic-properties draw:fill="solid" draw:fill-color="#d3dfee" draw:opacity="50%"/>
      <style:paragraph-properties fo:text-align="start"/>
    </style:style>
    <style:style style:name="P29" style:family="paragraph">
      <loext:graphic-properties draw:fill="solid" draw:fill-color="#d8d8d8"/>
      <style:paragraph-properties fo:text-align="start"/>
    </style:style>
    <style:style style:name="P30" style:family="paragraph">
      <loext:graphic-properties draw:fill="solid" draw:fill-color="#bfbfbf"/>
      <style:paragraph-properties fo:text-align="start"/>
    </style:style>
    <style:style style:name="P31" style:family="paragraph">
      <loext:graphic-properties draw:fill="solid" draw:fill-color="#d3dfee" draw:opacity="70%"/>
      <style:paragraph-properties fo:text-align="start"/>
    </style:style>
    <style:style style:name="P32" style:family="paragraph">
      <loext:graphic-properties draw:fill="solid" draw:fill-color="#a7bfde" draw:opacity="70%"/>
      <style:paragraph-properties fo:text-align="start"/>
    </style:style>
    <style:style style:name="P33" style:family="paragraph">
      <style:paragraph-properties fo:margin-top="0in" fo:margin-bottom="0in" fo:line-height="100%" fo:text-align="start"/>
    </style:style>
    <style:style style:name="P34" style:family="paragraph">
      <loext:graphic-properties draw:fill="none"/>
      <style:paragraph-properties fo:margin-top="0in" fo:margin-bottom="0in" fo:line-height="100%" fo:text-align="start"/>
    </style:style>
    <style:style style:name="P35" style:family="paragraph">
      <loext:graphic-properties draw:fill="none"/>
      <style:paragraph-properties fo:text-align="start"/>
    </style:style>
    <style:style style:name="T1" style:family="text">
      <style:text-properties text:display="true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ge-content" style:horizontal-pos="center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in" draw:fill="solid" draw:fill-color="#a7bfde" draw:opacity="50%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4" style:family="graphic">
      <style:graphic-properties draw:stroke="none" svg:stroke-width="0in" draw:fill="solid" draw:fill-color="#d3dfee" draw:opacity="50%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5" style:family="graphic">
      <style:graphic-properties draw:stroke="none" svg:stroke-width="0in" draw:fill="solid" draw:fill-color="#d8d8d8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6" style:family="graphic">
      <style:graphic-properties draw:stroke="none" svg:stroke-width="0in" draw:fill="solid" draw:fill-color="#bfbfb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7" style:family="graphic">
      <style:graphic-properties draw:stroke="none" svg:stroke-width="0in" draw:fill="solid" draw:fill-color="#d3dfee" draw:opacity="70%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8" style:family="graphic">
      <style:graphic-properties draw:stroke="none" svg:stroke-width="0in" draw:fill="solid" draw:fill-color="#a7bfde" draw:opacity="70%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9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><draw:g text:anchor-type="paragraph" draw:z-index="0" draw:name="Image1" draw:style-name="gr1"><draw:g draw:style-name="gr2"><draw:g draw:style-name="gr2"><draw:custom-shape draw:style-name="gr3" draw:text-style-name="P27" svg:width="0.0079in" svg:height="0.0051in" svg:x="8.2563in" svg:y="-0.2106in"><text:p/><draw:enhanced-geometry draw:mirror-horizontal="false" draw:mirror-vertical="false" drawooo:sub-view-size="6963 3448" draw:text-areas="0 0 ?f0 ?f1" svg:viewBox="0 0 0 0" draw:type="ooxml-non-primitive" draw:enhanced-path="M 0 0 L 16 3447 6962 3104 6962 241 0 0 N"><draw:equation draw:name="f0" draw:formula="logwidth"/><draw:equation draw:name="f1" draw:formula="logheight"/></draw:enhanced-geometry></draw:custom-shape><draw:custom-shape draw:style-name="gr4" draw:text-style-name="P28" svg:width="0.0039in" svg:height="0.0067in" svg:x="8.2638in" svg:y="-0.211in"><text:p/><draw:enhanced-geometry draw:mirror-horizontal="false" draw:mirror-vertical="false" drawooo:sub-view-size="3384 4275" draw:text-areas="0 0 ?f0 ?f1" svg:viewBox="0 0 0 0" draw:type="ooxml-non-primitive" draw:enhanced-path="M 0 685 L 0 3527 3383 4274 3383 0 0 685 N"><draw:equation draw:name="f0" draw:formula="logwidth"/><draw:equation draw:name="f1" draw:formula="logheight"/></draw:enhanced-geometry></draw:custom-shape><draw:custom-shape draw:style-name="gr3" draw:text-style-name="P27" svg:width="0.0016in" svg:height="0.0067in" svg:x="8.2673in" svg:y="-0.211in"><text:p/><draw:enhanced-geometry draw:mirror-horizontal="false" draw:mirror-vertical="false" drawooo:sub-view-size="1554 4275" draw:text-areas="0 0 ?f0 ?f1" svg:viewBox="0 0 0 0" draw:type="ooxml-non-primitive" draw:enhanced-path="M 0 0 L 0 4274 1553 3306 1553 887 0 0 N"><draw:equation draw:name="f0" draw:formula="logwidth"/><draw:equation draw:name="f1" draw:formula="logheight"/></draw:enhanced-geometry></draw:custom-shape></draw:g><draw:custom-shape draw:style-name="gr5" draw:text-style-name="P29" svg:width="0.0043in" svg:height="0.0051in" svg:x="8.2421in" svg:y="-0.211in"><text:p/><draw:enhanced-geometry draw:mirror-horizontal="false" draw:mirror-vertical="false" drawooo:sub-view-size="4023 3508" draw:text-areas="0 0 ?f0 ?f1" svg:viewBox="0 0 0 0" draw:type="ooxml-non-primitive" draw:enhanced-path="M 1 302 L 0 3205 4022 3507 4022 0 1 302 N"><draw:equation draw:name="f0" draw:formula="logwidth"/><draw:equation draw:name="f1" draw:formula="logheight"/></draw:enhanced-geometry></draw:custom-shape><draw:custom-shape draw:style-name="gr6" draw:text-style-name="P30" svg:width="0.0043in" svg:height="0.0071in" svg:x="8.2382in" svg:y="-0.2126in"><text:p/><draw:enhanced-geometry draw:mirror-horizontal="false" draw:mirror-vertical="false" drawooo:sub-view-size="3891 5101" draw:text-areas="0 0 ?f0 ?f1" svg:viewBox="0 0 0 0" draw:type="ooxml-non-primitive" draw:enhanced-path="M 0 0 L 0 5100 3890 4032 3890 1109 0 0 N"><draw:equation draw:name="f0" draw:formula="logwidth"/><draw:equation draw:name="f1" draw:formula="logheight"/></draw:enhanced-geometry></draw:custom-shape><draw:custom-shape draw:style-name="gr5" draw:text-style-name="P29" svg:width="0.0043in" svg:height="0.0071in" svg:x="8.2339in" svg:y="-0.2126in"><text:p/><draw:enhanced-geometry draw:mirror-horizontal="false" draw:mirror-vertical="false" drawooo:sub-view-size="3989 5122" draw:text-areas="0 0 ?f0 ?f1" svg:viewBox="0 0 0 0" draw:type="ooxml-non-primitive" draw:enhanced-path="M 3988 0 L 3986 5121 0 3851 0 1291 3988 0 N"><draw:equation draw:name="f0" draw:formula="logwidth"/><draw:equation draw:name="f1" draw:formula="logheight"/></draw:enhanced-geometry></draw:custom-shape><draw:custom-shape draw:style-name="gr7" draw:text-style-name="P31" svg:width="0.0024in" svg:height="0.0067in" svg:x="8.2339in" svg:y="-0.2118in"><text:p/><draw:enhanced-geometry draw:mirror-horizontal="false" draw:mirror-vertical="false" drawooo:sub-view-size="2027 4637" draw:text-areas="0 0 ?f0 ?f1" svg:viewBox="0 0 0 0" draw:type="ooxml-non-primitive" draw:enhanced-path="M 0 1109 L 2010 0 2026 4636 0 3588 0 1109 N"><draw:equation draw:name="f0" draw:formula="logwidth"/><draw:equation draw:name="f1" draw:formula="logheight"/></draw:enhanced-geometry></draw:custom-shape><draw:custom-shape draw:style-name="gr8" draw:text-style-name="P32" svg:width="0.0067in" svg:height="0.0067in" svg:x="8.2358in" svg:y="-0.2118in"><text:p/><draw:enhanced-geometry draw:mirror-horizontal="false" draw:mirror-vertical="false" drawooo:sub-view-size="5869 4618" draw:text-areas="0 0 ?f0 ?f1" svg:viewBox="0 0 0 0" draw:type="ooxml-non-primitive" draw:enhanced-path="M 0 0 L 16 4617 5868 3165 5868 1492 0 0 N"><draw:equation draw:name="f0" draw:formula="logwidth"/><draw:equation draw:name="f1" draw:formula="logheight"/></draw:enhanced-geometry></draw:custom-shape><draw:custom-shape draw:style-name="gr7" draw:text-style-name="P31" svg:width="0.0043in" svg:height="0.0059in" svg:x="8.2421in" svg:y="-0.2118in"><text:p/><draw:enhanced-geometry draw:mirror-horizontal="false" draw:mirror-vertical="false" drawooo:sub-view-size="4005 4133" draw:text-areas="0 0 ?f0 ?f1" svg:viewBox="0 0 0 0" draw:type="ooxml-non-primitive" draw:enhanced-path="M 0 1250 L 0 2903 4004 4132 4004 0 0 1250 N"><draw:equation draw:name="f0" draw:formula="logwidth"/><draw:equation draw:name="f1" draw:formula="logheight"/></draw:enhanced-geometry></draw:custom-shape></draw:g><draw:custom-shape draw:style-name="gr9" draw:text-style-name="P34" svg:width="0.0157in" svg:height="0.4539in" svg:x="-0.0008in" svg:y="9.4839in"><text:p text:style-name="P33"><text:span text:style-name="T4"/></text:p><text:p text:style-name="P33"><text:span text:style-name="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35" svg:width="0.0094in" svg:height="0.0043in" svg:x="0.0075in" svg:y="9.509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35" svg:width="0.0157in" svg:height="0.0197in" svg:x="-0.0008in" svg:y="9.485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Default"/>
      <text:p text:style-name="Default"><text:s/></text:p>
      <text:p text:style-name="TOC_20_Heading"><text:soft-page-break/>ÍNDICE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Toc508636341" text:style-name="Index_20_Link" text:visited-style-name="Index_20_Link"><text:span text:style-name="Index_20_Link"><text:span text:style-name="T1">1.<text:tab/>PERFIL DEL USUARIO<text:tab/>4</text:span></text:span></text:a></text:p>
          <text:p text:style-name="P25"><text:a xlink:type="simple" xlink:href="#_Toc508636342" text:style-name="Index_20_Link" text:visited-style-name="Index_20_Link"><text:span text:style-name="Index_20_Link"><text:span text:style-name="T1">2.<text:tab/>ANÁLISIS DE TAREAS<text:tab/>4</text:span></text:span></text:a></text:p>
          <text:p text:style-name="P24"><text:a xlink:type="simple" xlink:href="#_Toc508636343" text:style-name="Index_20_Link" text:visited-style-name="Index_20_Link"><text:span text:style-name="Index_20_Link"><text:span text:style-name="T1">2.1.<text:tab/>TAREAS DEL USUARIO CIVIL<text:tab/>4</text:span></text:span></text:a></text:p>
          <text:p text:style-name="P26"><text:a xlink:type="simple" xlink:href="#_Toc508636344" text:style-name="Index_20_Link" text:visited-style-name="Index_20_Link"><text:span text:style-name="Index_20_Link"><text:span text:style-name="T1">2.1.1.<text:tab/>Realizar una predenuncia<text:tab/>4</text:span></text:span></text:a></text:p>
          <text:p text:style-name="P26"><text:a xlink:type="simple" xlink:href="#_Toc508636345" text:style-name="Index_20_Link" text:visited-style-name="Index_20_Link"><text:span text:style-name="Index_20_Link"><text:span text:style-name="T1">2.1.2.<text:tab/>Mandar aviso de socorro<text:tab/>4</text:span></text:span></text:a></text:p>
          <text:p text:style-name="P26"><text:a xlink:type="simple" xlink:href="#_Toc508636346" text:style-name="Index_20_Link" text:visited-style-name="Index_20_Link"><text:span text:style-name="Index_20_Link"><text:span text:style-name="T1">2.1.3.<text:tab/>Gestionar <text:s/>denuncias<text:tab/>5</text:span></text:span></text:a></text:p>
          <text:p text:style-name="P24"><text:a xlink:type="simple" xlink:href="#_Toc508636347" text:style-name="Index_20_Link" text:visited-style-name="Index_20_Link"><text:span text:style-name="Index_20_Link"><text:span text:style-name="T1">2.2.<text:tab/>TAREAS DEL USUARIO POLICÍA<text:tab/>5</text:span></text:span></text:a></text:p>
          <text:p text:style-name="P25"><text:a xlink:type="simple" xlink:href="#_Toc508636348" text:style-name="Index_20_Link" text:visited-style-name="Index_20_Link"><text:span text:style-name="Index_20_Link"><text:span text:style-name="T1">3.<text:tab/>PROTOTIPOS INTERMEDIOS UTILIZADOS<text:tab/>5</text:span></text:span></text:a></text:p>
          <text:p text:style-name="P25"><text:a xlink:type="simple" xlink:href="#_Toc508636349" text:style-name="Index_20_Link" text:visited-style-name="Index_20_Link"><text:span text:style-name="Index_20_Link"><text:span text:style-name="T1">4.<text:tab/>TÉCNICAS DE PROTOTIPADO<text:tab/>5</text:span></text:span></text:a></text:p>
          <text:p text:style-name="Standard"/>
        </text:index-body>
      </text:table-of-content>
      <text:p text:style-name="Default"/>
      <text:p text:style-name="P12"/>
      <text:list xml:id="list3881867084" text:style-name="WWNum1">
        <text:list-item>
          <text:h text:style-name="P8" text:outline-level="1"><text:bookmark text:name="_Toc508636341"/>PERFIL DEL USUARIO</text:h>
        </text:list-item>
      </text:list>
      <text:p text:style-name="P5"/>
      <text:list xml:id="list1996828106" text:style-name="WWNum8">
        <text:list-item>
          <text:p text:style-name="P2">Usuarios civiles</text:p>
        </text:list-item>
      </text:list>
      <text:p text:style-name="P5">son todos aquellos usuarios de la aplicación que no pertenezcan a un cuerpo oficial los cuales pueden tener diversas disfuncionalidades como:</text:p>
      <text:list xml:id="list171647246116057" text:continue-numbering="true" text:style-name="WWNum8">
        <text:list-item>
          <text:list>
            <text:list-item>
              <text:p text:style-name="P2">Problemas de vision</text:p>
              <text:list>
                <text:list-item>
                  <text:p text:style-name="P2">mayor tamaño de la tipografia y de los iconos</text:p>
                </text:list-item>
              </text:list>
            </text:list-item>
            <text:list-item>
              <text:p text:style-name="P2">Daltonismo</text:p>
              <text:list>
                <text:list-item>
                  <text:p text:style-name="P2">paleta de colores configurab</text:p>
                </text:list-item>
              </text:list>
            </text:list-item>
          </text:list>
        </text:list-item>
      </text:list>
      <text:p text:style-name="P1"><text:tab/></text:p>
      <text:list xml:id="list171648064567323" text:continue-numbering="true" text:style-name="WWNum8">
        <text:list-item>
          <text:list>
            <text:list-item>
              <text:p text:style-name="P2">Problemas psicomotrices </text:p>
              <text:list>
                <text:list-item>
                  <text:p text:style-name="P2">aumentar el espacio de interaccion de cada icono<text:tab/></text:p>
                </text:list-item>
              </text:list>
            </text:list-item>
          </text:list>
        </text:list-item>
      </text:list>
      <text:p text:style-name="P1"/>
      <text:list xml:id="list1950639860" text:style-name="WWNum7">
        <text:list-item>
          <text:p text:style-name="P3">Cuerpo policial</text:p>
        </text:list-item>
      </text:list>
      <text:list xml:id="list171646961948301" text:continue-list="list3881867084" text:style-name="WWNum1">
        <text:list-item>
          <text:h text:style-name="P8" text:outline-level="1"><text:bookmark text:name="_Toc508636342"/>ANÁLISIS DE TAREAS</text:h>
        </text:list-item>
      </text:list>
      <text:p text:style-name="Standard"/>
      <text:list xml:id="list171647900703048" text:continue-numbering="true" text:style-name="WWNum1">
        <text:list-item>
          <text:list>
            <text:list-item>
              <text:h text:style-name="P10" text:outline-level="2"><text:bookmark text:name="_Toc508636343"/>TAREAS DEL USUARIO CIVIL</text:h>
            </text:list-item>
          </text:list>
        </text:list-item>
      </text:list>
      <text:p text:style-name="Standard"/>
      <text:p text:style-name="Standard">Para los usuarios civiles habrá tres funcionalidades diferentes, las cuales tendrán diferentes tareas para su realización. </text:p>
      <text:p text:style-name="Standard">Para realizar el análisis de dichas funcionalidades responderemos a las tres siguientes preguntas para cada de ellas:</text:p>
      <text:list xml:id="list3706670698" text:style-name="WWNum2">
        <text:list-item>
          <text:p text:style-name="P14">¿Qué quiere realizar el usuario?</text:p>
        </text:list-item>
        <text:list-item>
          <text:p text:style-name="P14">¿Qué información se necesita?</text:p>
        </text:list-item>
        <text:list-item>
          <text:p text:style-name="P14">¿Qué acciones debe llevar a cabo?</text:p>
        </text:list-item>
      </text:list>
      <text:list xml:id="list171647729220287" text:continue-list="list171647900703048" text:style-name="WWNum1">
        <text:list-item>
          <text:list>
            <text:list-item>
              <text:list>
                <text:list-item>
                  <text:h text:style-name="P11" text:outline-level="3"><text:bookmark text:name="_Toc508636344"/>Realizar una predenuncia</text:h>
                </text:list-item>
              </text:list>
            </text:list-item>
          </text:list>
        </text:list-item>
      </text:list>
      <text:list xml:id="list168128327" text:style-name="WWNum3">
        <text:list-item>
          <text:p text:style-name="P15">El usuario quiere realizar una denuncia.</text:p>
        </text:list-item>
        <text:list-item>
          <text:p text:style-name="P15">Necesita introducir los siguientes datos :</text:p>
        </text:list-item>
      </text:list>
      <text:list xml:id="list3104934754" text:style-name="WWNum6">
        <text:list-item>
          <text:p text:style-name="P16">Tipo de infracción.</text:p>
        </text:list-item>
        <text:list-item>
          <text:p text:style-name="P16">Localización.</text:p>
        </text:list-item>
        <text:list-item>
          <text:p text:style-name="P16"><text:soft-page-break/>Fecha y Hora de la incidencia.</text:p>
        </text:list-item>
        <text:list-item>
          <text:p text:style-name="P16">Breve descripción de los hechos.</text:p>
        </text:list-item>
      </text:list>
      <text:list xml:id="list171646363837627" text:continue-list="list168128327" text:style-name="WWNum3">
        <text:list-item>
          <text:p text:style-name="P15">El usuario deberá realizar las siguientes acciones:</text:p>
        </text:list-item>
      </text:list>
      <text:list xml:id="list171646418871878" text:continue-list="list3104934754" text:style-name="WWNum6">
        <text:list-item>
          <text:p text:style-name="P16">Seleccionar opción de “Notificar predenuncia”.</text:p>
        </text:list-item>
        <text:list-item>
          <text:p text:style-name="P16">Rellenar un formulario con la información requerida (mencionada anteriormente).</text:p>
        </text:list-item>
        <text:list-item>
          <text:p text:style-name="P16">Seleccionar “Guardar predenuncia”. <text:bookmark text:name="_GoBack"/><text:span text:style-name="T2">culpa de pat...</text:span></text:p>
        </text:list-item>
        <text:list-item>
          <text:p text:style-name="P16">Seleccionar “Enviar predenuncia”.</text:p>
        </text:list-item>
      </text:list>
      <text:list xml:id="list171648036808611" text:continue-list="list171647729220287" text:style-name="WWNum1">
        <text:list-item>
          <text:list>
            <text:list-item>
              <text:list>
                <text:list-item>
                  <text:h text:style-name="P11" text:outline-level="3"><text:bookmark text:name="_Toc508636345"/>Mandar aviso de socorro</text:h>
                </text:list-item>
              </text:list>
            </text:list-item>
          </text:list>
        </text:list-item>
      </text:list>
      <text:list xml:id="list964020886" text:style-name="WWNum4">
        <text:list-item>
          <text:p text:style-name="P17">El usuario quiere pedir una unidad de la policía de manera urgente.</text:p>
        </text:list-item>
        <text:list-item>
          <text:p text:style-name="P17">Necesita saber:</text:p>
        </text:list-item>
      </text:list>
      <text:list xml:id="list171646002920404" text:continue-list="list171646418871878" text:style-name="WWNum6">
        <text:list-item>
          <text:p text:style-name="P16">Localización.</text:p>
        </text:list-item>
        <text:list-item>
          <text:p text:style-name="P16">Tipo de infracción.</text:p>
        </text:list-item>
      </text:list>
      <text:list xml:id="list171647382388067" text:continue-list="list964020886" text:style-name="WWNum4">
        <text:list-item>
          <text:p text:style-name="P17">El usuario deberá realizar las siguientes acciones:</text:p>
        </text:list-item>
      </text:list>
      <text:list xml:id="list171646465608935" text:continue-list="list171646002920404" text:style-name="WWNum6">
        <text:list-item>
          <text:p text:style-name="P16">Seleccionar opción “Aviso de socorro”.</text:p>
        </text:list-item>
        <text:list-item>
          <text:p text:style-name="P16">Seleccionar tipo de incidencia.</text:p>
        </text:list-item>
        <text:list-item>
          <text:p text:style-name="P16">Introducir localización.</text:p>
        </text:list-item>
        <text:list-item>
          <text:p text:style-name="P16">Seleccionar opción “Enviar aviso”.</text:p>
        </text:list-item>
      </text:list>
      <text:p text:style-name="List_20_Paragraph"/>
      <text:list xml:id="list171648008776725" text:continue-list="list171648036808611" text:style-name="WWNum1">
        <text:list-item>
          <text:list>
            <text:list-item>
              <text:list>
                <text:list-item>
                  <text:h text:style-name="P11" text:outline-level="3"><text:bookmark text:name="_Toc508636346"/>Gestionar <text:s/>denuncias</text:h>
                </text:list-item>
              </text:list>
            </text:list-item>
          </text:list>
        </text:list-item>
      </text:list>
      <text:list xml:id="list3843367850" text:style-name="WWNum5">
        <text:list-item>
          <text:p text:style-name="P18">El usuario quiere consultar sus denuncias (propias o recibidas), presentar documentación requerida para una determinada denuncia o presentar alegaciones.</text:p>
        </text:list-item>
        <text:list-item>
          <text:p text:style-name="P18">Necesita saber:</text:p>
        </text:list-item>
      </text:list>
      <text:list xml:id="list171646217816480" text:continue-list="list171646465608935" text:style-name="WWNum6">
        <text:list-item>
          <text:p text:style-name="P16">Origen de la denuncia.</text:p>
        </text:list-item>
        <text:list-item>
          <text:p text:style-name="P16">Estado de la denuncia.</text:p>
        </text:list-item>
        <text:list-item>
          <text:p text:style-name="P16">Documentos necesarios por entregar.</text:p>
        </text:list-item>
      </text:list>
      <text:list xml:id="list171648117732143" text:continue-list="list3843367850" text:style-name="WWNum5">
        <text:list-item>
          <text:p text:style-name="P18">El usuario deberá realizar las siguientes acciones:</text:p>
        </text:list-item>
      </text:list>
      <text:list xml:id="list171646904412627" text:continue-list="list171646217816480" text:style-name="WWNum6">
        <text:list-item>
          <text:p text:style-name="P16">Seleccionar opción “Gestionar denuncias”.</text:p>
        </text:list-item>
        <text:list-item>
          <text:p text:style-name="P16">Seleccionar origen.</text:p>
        </text:list-item>
        <text:list-item>
          <text:p text:style-name="P16">Seleccionar denuncia.</text:p>
        </text:list-item>
        <text:list-item>
          <text:p text:style-name="P16">Añadir documentación <text:span text:style-name="T3">(OPCIONAL).</text:span></text:p>
        </text:list-item>
        <text:list-item>
          <text:p text:style-name="P16">Añadir alegación<text:span text:style-name="T3">(OPCIONAL)</text:span>.</text:p>
        </text:list-item>
      </text:list>
      <text:p text:style-name="Standard"/>
      <text:p text:style-name="Standard"/>
      <text:list xml:id="list171647837753644" text:continue-list="list171648008776725" text:style-name="WWNum1">
        <text:list-item>
          <text:list>
            <text:list-item>
              <text:h text:style-name="P10" text:outline-level="2"><text:bookmark text:name="_Toc508636347"/>TAREAS DEL USUARIO POLICÍA</text:h>
            </text:list-item>
          </text:list>
        </text:list-item>
      </text:list>
      <text:p text:style-name="Standard"/>
      <text:p text:style-name="Standard">2.2.1. Completar predenundia</text:p>
      <text:p text:style-name="Standard"/>
      <text:list xml:id="list171646421746440" text:continue-list="list171647382388067" text:style-name="WWNum4">
        <text:list-item>
          <text:p text:style-name="P17">Completar los datos restantes de las predenuncias realizadas por los ciudadadanos a traves de la aplicación. Ademas de adjuntar opcionalmente fotografias de la localización y/o incidente.</text:p>
        </text:list-item>
      </text:list>
      <text:p text:style-name="P19"><text:soft-page-break/></text:p>
      <text:list xml:id="list171646930481688" text:continue-numbering="true" text:style-name="WWNum4">
        <text:list-item>
          <text:p text:style-name="P17">Necesita saber:</text:p>
        </text:list-item>
      </text:list>
      <text:p text:style-name="P20"><text:tab/>- <text:s text:c="3"/>el codigo de referencia de la predenuncia</text:p>
      <text:p text:style-name="P20"><text:tab/> <text:s text:c="3"/></text:p>
      <text:p text:style-name="P21"/>
      <text:list xml:id="list171646195879779" text:continue-numbering="true" text:style-name="WWNum4">
        <text:list-item>
          <text:p text:style-name="P17">El usuario deberá realizar las siguientes acciones:</text:p>
        </text:list-item>
      </text:list>
      <text:p text:style-name="P22">- <text:s text:c="3"/>acceder a completar predenuncia</text:p>
      <text:p text:style-name="P22">- <text:s text:c="3"/>introducir codigo de predenuncia</text:p>
      <text:p text:style-name="P22">- <text:s text:c="3"/>acceder a predenuncia</text:p>
      <text:p text:style-name="P22">- <text:s text:c="3"/>completar datos restantes</text:p>
      <text:p text:style-name="P22">- <text:s text:c="3"/>adjuntar fotos ( OPCIONAL ) </text:p>
      <text:p text:style-name="P22"/>
      <text:p text:style-name="P23"/>
      <text:p text:style-name="Standard">2.2.2.<text:tab/>Emitir sanción</text:p>
      <text:p text:style-name="Standard"/>
      <text:p text:style-name="Standard">2.2.2.1 Atestados</text:p>
      <text:list xml:id="list171647108425238" text:continue-numbering="true" text:style-name="WWNum4">
        <text:list-item>
          <text:p text:style-name="P17">Realizar la denuncia de un accidente con victimas</text:p>
        </text:list-item>
      </text:list>
      <text:p text:style-name="P19"/>
      <text:list xml:id="list171647556807230" text:continue-numbering="true" text:style-name="WWNum4">
        <text:list-item>
          <text:p text:style-name="P17">Necesita saber:</text:p>
        </text:list-item>
      </text:list>
      <text:p text:style-name="P22"/>
      <text:p text:style-name="P21"> Matrícula de los vehículos implicados en el accidente.</text:p>
      <text:list xml:id="list171646839390240" text:continue-list="list171646904412627" text:style-name="WWNum6">
        <text:list-item>
          <text:p text:style-name="P16"> Datos de contacto de las personas afectadas (DNI, domicilio,</text:p>
        </text:list-item>
        <text:list-item>
          <text:p text:style-name="P16">número de teléfono...)</text:p>
        </text:list-item>
        <text:list-item>
          <text:p text:style-name="P16"> Datos de los testigos si los hubiera, reflejando en el atestado la</text:p>
        </text:list-item>
        <text:list-item>
          <text:p text:style-name="P16">versión que tienen de los hechos.</text:p>
        </text:list-item>
        <text:list-item>
          <text:p text:style-name="P16"> Resultado del test de alcoholemia y drogas.</text:p>
        </text:list-item>
      </text:list>
      <text:p text:style-name="P21"/>
      <text:list xml:id="list171647235579910" text:continue-list="list171647556807230" text:style-name="WWNum4">
        <text:list-item>
          <text:p text:style-name="P17">El usuario deberá realizar las siguientes acciones:</text:p>
        </text:list-item>
      </text:list>
      <text:list xml:id="list171648131022389" text:continue-list="list171646839390240" text:style-name="WWNum6">
        <text:list-item>
          <text:p text:style-name="P16">entrar a realizar denuncias</text:p>
        </text:list-item>
        <text:list-item>
          <text:p text:style-name="P16">entrar a atestados</text:p>
        </text:list-item>
        <text:list-item>
          <text:p text:style-name="P16">introducir los datos anteriormente mencionados</text:p>
        </text:list-item>
        <text:list-item>
          <text:p text:style-name="P16">añadir pruebas fotograficas ( OPCIONAL )</text:p>
        </text:list-item>
        <text:list-item>
          <text:p text:style-name="P16">enviar </text:p>
        </text:list-item>
      </text:list>
      <text:p text:style-name="Standard"><text:s/></text:p>
      <text:p text:style-name="Standard">2.2.2.2 Multas</text:p>
      <text:list xml:id="list171646538010111" text:continue-list="list171647235579910" text:style-name="WWNum4">
        <text:list-item>
          <text:p text:style-name="P17">Tramitar una sancion</text:p>
        </text:list-item>
      </text:list>
      <text:p text:style-name="P19"/>
      <text:list xml:id="list171647952805808" text:continue-numbering="true" text:style-name="WWNum4">
        <text:list-item>
          <text:p text:style-name="P17">Necesita saber:</text:p>
        </text:list-item>
      </text:list>
      <text:p text:style-name="List_20_Paragraph">- <text:s text:c="3"/>tipo de infraccion</text:p>
      <text:p text:style-name="List_20_Paragraph">- <text:s text:c="3"/>datos personales del infractor</text:p>
      <text:p text:style-name="List_20_Paragraph">- <text:s text:c="3"/>descripcion</text:p>
      <text:p text:style-name="P21"/>
      <text:list xml:id="list171646609509734" text:continue-numbering="true" text:style-name="WWNum4">
        <text:list-item>
          <text:p text:style-name="P17">El usuario deberá realizar las siguientes acciones:</text:p>
        </text:list-item>
      </text:list>
      <text:list xml:id="list171646462999946" text:continue-list="list171648131022389" text:style-name="WWNum6">
        <text:list-item>
          <text:p text:style-name="P16"><text:soft-page-break/>entrar a realizar denuncias</text:p>
        </text:list-item>
        <text:list-item>
          <text:p text:style-name="P16">entrar a multas</text:p>
        </text:list-item>
        <text:list-item>
          <text:p text:style-name="P16">elegir tipo de infraccion </text:p>
        </text:list-item>
        <text:list-item>
          <text:p text:style-name="P16">rellenar el formulario de la infraccion </text:p>
        </text:list-item>
        <text:list-item>
          <text:p text:style-name="P16">enviar <text:tab/><text:tab/></text:p>
        </text:list-item>
      </text:list>
      <text:p text:style-name="Standard"/>
      <text:h text:style-name="Heading_20_2" text:outline-level="2"/>
      <text:list xml:id="list171647724938012" text:continue-list="list171647837753644" text:style-name="WWNum1">
        <text:list-item>
          <text:h text:style-name="P8" text:outline-level="1"><text:bookmark text:name="_Toc508636348"/>PROTOTIPOS INTERMEDIOS UTILIZADOS</text:h>
        </text:list-item>
      </text:list>
      <text:p text:style-name="Standard"/>
      <text:p text:style-name="Standard"/>
      <text:list xml:id="list171647948925259" text:continue-numbering="true" text:style-name="WWNum1">
        <text:list-item>
          <text:h text:style-name="P9" text:outline-level="1"><text:bookmark text:name="_Toc508636349"/>TÉCNICAS DE PROTOTIPADO</text:h>
        </text:list-item>
      </text:list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F" style:font-size-asian="10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F" style:font-size-asian="10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ES" style:letter-kerning="false" style:font-name-asian="F" style:font-family-generic-asian="system" style:font-pitch-asian="variable" style:font-size-asian="11pt" style:language-asian="es" style:country-asian="E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F" style:font-family-generic-asian="system" style:font-pitch-asian="variable" style:font-size-asian="12pt" style:language-asian="es" style:country-asian="E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Label_20_1" style:display-name="ListLabel 1" style:family="text">
      <style:text-properties style:font-name-asian="F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5" style:display-name="ListLabel 5" style:family="text">
      <style:text-properties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Calibri2" style:font-family-complex="Calibri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1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5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5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5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1:50:00</meta:creation-date>
    <meta:initial-creator>bk0579   - Alberto López de Sabando Mariscal                                      bl0586    - Julián Martín Arias                                                          bm0637 - Daniel Rodríguez Alcalá                                                                              bm0618 - Carlos Molero Alba</meta:initial-creator>
    <dc:language>en-US</dc:language>
    <dc:date>2018-03-13T17:40:42</dc:date>
    <meta:editing-cycles>10</meta:editing-cycles>
    <dc:subject>CONSTRUCCIÓN Y DISEÑO DE INTERFACES GRÁFICAS DE USUARIO</dc:subject>
    <dc:title>SISTEMA DE GESTIÓN PARA CUERPOS DE POLICÍA LOCAL</dc:title>
    <meta:editing-duration>PT1H16M</meta:editing-duration>
    <meta:generator>LibreOffice/5.4.5.1$Linux_X86_64 LibreOffice_project/40m0$Build-1</meta:generator>
    <meta:document-statistic meta:table-count="0" meta:image-count="0" meta:object-count="0" meta:page-count="7" meta:paragraph-count="107" meta:word-count="606" meta:character-count="3820" meta:non-whitespace-character-count="33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